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office:value-type="string" table:style-name="ce1">
            <text:p>icms_file_TarFil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office:value-type="string" table:style-name="ce1">
            <text:p>icms_file_ZipFil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office:value-type="string" table:style-name="ce1">
            <text:p>icms_data_comment_Render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office:value-type="string" table:style-name="ce1">
            <text:p>icms_file_Down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office:value-type="string" table:style-name="ce1">
            <text:p>deprecated, combined with icms_core_Logg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office:value-type="string" table:style-name="ce1">
            <text:p>icms_view_Breadcrumb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office:value-type="string" table:style-name="ce1">
            <text:p>icms_feeds_Rs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office:value-type="string" table:style-name="ce1">
            <text:p>icms_preload_Libraries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office:value-type="string" table:style-name="ce1">
            <text:p>icms_view_Printerfriendl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office:value-type="string" table:style-name="ce1">
            <text:p>icms_feeds_Simplers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office:value-type="string" table:style-name="ce1">
            <text:p>icms_core_Versionchecker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office:value-type="string" table:style-name="ce1">
            <text:p>icms_view_PageNav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office:value-type="string" table:style-name="ce1">
            <text:p>icms_plugins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office:value-type="string" table:style-name="ce1">
            <text:p>icms_plugins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office:value-type="string" table:style-name="ce1">
            <text:p>icms_file_TarDownload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3" table:visibility="filter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office:value-type="string" table:style-name="ce1">
            <text:p>icms_file_MediaUp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office:value-type="string" table:style-name="ce1">
            <text:p>icms_file_MediaUp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office:value-type="string" table:style-name="ce1">
            <text:p>icms_plugins_Editor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office:value-type="string" table:style-name="ce2">
            <text:p>* multiple unrleated methods, still some to refacto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office:value-type="string" table:style-name="ce1">
            <text:p>icms_messaging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office:value-type="string" table:style-name="ce1">
            <text:p>icms_view_Tre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office:value-type="string" table:style-name="ce1">
            <text:p>icms_file_Download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form_Secure, needs to be completed when IcmsForm is conver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office:value-type="string" table:style-name="ce1">
            <text:p>icms_ipf_form_elements_Autocomplet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office:value-type="string" table:style-name="ce1">
            <text:p>icms_ipf_form_elements_Blockoption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office:value-type="string" table:style-name="ce1">
            <text:p>icms_ipf_form_elements_Checkbox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office:value-type="string" table:style-name="ce1">
            <text:p>icms_ipf_form_elements_Date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office:value-type="string" table:style-name="ce1">
            <text:p>icms_ipf_form_elements_Dat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office:value-type="string" table:style-name="ce1">
            <text:p>icms_ipf_form_elements_Fi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office:value-type="string" table:style-name="ce1">
            <text:p>icms_ipf_form_elements_Fileuploa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office:value-type="string" table:style-name="ce1">
            <text:p>icms_ipf_form_elements_Im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office:value-type="string" table:style-name="ce1">
            <text:p>icms_ipf_form_elements_Imageuploa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office:value-type="string" table:style-name="ce1">
            <text:p>icms_ipf_form_elements_Langu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office:value-type="string" table:style-name="ce1">
            <text:p>icms_ipf_form_elements_Pa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office:value-type="string" table:style-name="ce1">
            <text:p>icms_ipf_form_elements_Parentcatego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office:value-type="string" table:style-name="ce1">
            <text:p>icms_ipf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office:value-type="string" table:style-name="ce1">
            <text:p>icms_ipf_form_elements_Secti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office:value-type="string" table:style-name="ce1">
            <text:p>icms_ipf_form_elements_Secti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office:value-type="string" table:style-name="ce1">
            <text:p>icms_ipf_form_elements_Selectmulti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office:value-type="string" table:style-name="ce1">
            <text:p>icms_ipf_form_elements_Sel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office:value-type="string" table:style-name="ce1">
            <text:p>icms_ipf_form_elements_Sourc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office:value-type="string" table:style-name="ce1">
            <text:p>icms_ipf_form_elements_Urllink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office:value-type="string" table:style-name="ce1">
            <text:p>icms_messaging_Email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1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1">
            <text:p>icms_form_elements_Sel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opsRank</text:p>
          </table:table-cell>
          <table:table-cell office:value-type="string" table:style-name="ce1">
            <text:p>icms_data_rank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opsRankHandler</text:p>
          </table:table-cell>
          <table:table-cell office:value-type="string" table:style-name="ce1">
            <text:p>icms_data_rank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User</text:p>
          </table:table-cell>
          <table:table-cell office:value-type="string" table:style-name="ce1">
            <text:p>Unnecessary – use icms_member_user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1">
            <text:p>XoUserHandler</text:p>
          </table:table-cell>
          <table:table-cell office:value-type="string" table:style-name="ce1">
            <text:p>unnecessary – use icms_memb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office:value-type="string" table:style-name="ce1">
            <text:p>icms_image_set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office:value-type="string" table:style-name="ce1">
            <text:p>icms_image_se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5" table:style-name="ro4">
          <table:table-cell table:number-columns-repeated="16384"/>
        </table:table-row>
      </table:table>
      <table:database-ranges>
        <table:database-range table:target-range-address="Sheet1.A1:Sheet1.D241" table:display-filter-buttons="true">
          <table:filter>
            <table:filter-condition table:field-number="3" table:value="0" table:operator="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2-05T14:31:46Z</dc:date>
    <meta:editing-cycles>57</meta:editing-cycles>
    <meta:editing-duration>PT0S</meta:editing-duration>
  </office:meta>
</office:document-meta>
</file>